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1" style:family="table">
      <style:table-properties style:width="16.272cm" fo:margin-left="0.247cm" fo:margin-right="0.48cm" table:align="margins"/>
    </style:style>
    <style:style style:name="Taula1.A" style:family="table-column">
      <style:table-column-properties style:column-width="16.272cm" style:rel-column-width="65535*"/>
    </style:style>
    <style:style style:name="Taula1.1" style:family="table-row">
      <style:table-row-properties style:row-height="1.138cm"/>
    </style:style>
    <style:style style:name="Taula1.A1" style:family="table-cell">
      <style:table-cell-properties style:vertical-align="bottom" fo:background-color="#b3b3b3" fo:padding="0.097cm" fo:border="0.002cm solid #000000">
        <style:background-image/>
      </style:table-cell-properties>
    </style:style>
    <style:style style:name="Taula1.A2" style:family="table-cell">
      <style:table-cell-properties fo:padding="0.097cm" fo:border-left="0.002cm solid #000000" fo:border-right="0.002cm solid #000000" fo:border-top="none" fo:border-bottom="0.002cm solid #000000"/>
    </style:style>
    <style:style style:name="Taula1.5" style:family="table-row">
      <style:table-row-properties style:min-row-height="0.984cm"/>
    </style:style>
    <style:style style:name="Taula2" style:family="table">
      <style:table-properties style:width="16.999cm" table:align="margins"/>
    </style:style>
    <style:style style:name="Taula2.A" style:family="table-column">
      <style:table-column-properties style:column-width="16.999cm" style:rel-column-width="65535*"/>
    </style:style>
    <style:style style:name="Taula2.A1" style:family="table-cell">
      <style:table-cell-properties fo:background-color="#cccccc" fo:padding="0.097cm" fo:border="0.002cm solid #000000">
        <style:background-image/>
      </style:table-cell-properties>
    </style:style>
    <style:style style:name="Taula2.A2" style:family="table-cell">
      <style:table-cell-properties fo:padding="0.097cm" fo:border-left="0.002cm solid #000000" fo:border-right="0.002cm solid #000000" fo:border-top="none" fo:border-bottom="0.002cm solid #000000"/>
    </style:style>
    <style:style style:name="Taula2.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3" style:family="table">
      <style:table-properties style:width="16.524cm" fo:margin-left="0.196cm" fo:margin-right="0.279cm" table:align="margins"/>
    </style:style>
    <style:style style:name="Taula3.A" style:family="table-column">
      <style:table-column-properties style:column-width="1.401cm" style:rel-column-width="5556*"/>
    </style:style>
    <style:style style:name="Taula3.B" style:family="table-column">
      <style:table-column-properties style:column-width="13.261cm" style:rel-column-width="52594*"/>
    </style:style>
    <style:style style:name="Taula3.C" style:family="table-column">
      <style:table-column-properties style:column-width="1.863cm" style:rel-column-width="7385*"/>
    </style:style>
    <style:style style:name="Tau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C1" style:family="table-cell">
      <style:table-cell-properties fo:background-color="#b3b3b3" fo:padding="0.097cm" fo:border="0.002cm solid #000000">
        <style:background-image/>
      </style:table-cell-properties>
    </style:style>
    <style:style style:name="Taula3.A2" style:family="table-cell">
      <style:table-cell-properties style:vertical-align="middle" fo:padding="0.097cm" fo:border-left="0.002cm solid #000000" fo:border-right="none" fo:border-top="none" fo:border-bottom="0.002cm solid #000000"/>
    </style:style>
    <style:style style:name="Taula3.B2" style:family="table-cell">
      <style:table-cell-properties fo:padding="0.097cm" fo:border-left="0.002cm solid #000000" fo:border-right="none" fo:border-top="none" fo:border-bottom="0.002cm solid #000000"/>
    </style:style>
    <style:style style:name="Taula3.C2" style:family="table-cell">
      <style:table-cell-properties style:vertical-align="middle" fo:padding="0.097cm" fo:border-left="0.002cm solid #000000" fo:border-right="0.002cm solid #000000" fo:border-top="none" fo:border-bottom="0.002cm solid #000000"/>
    </style:style>
    <style:style style:name="Taula3.C4" style:family="table-cell">
      <style:table-cell-properties fo:padding="0.097cm" fo:border-left="0.002cm solid #000000" fo:border-right="0.002cm solid #000000" fo:border-top="none" fo:border-bottom="0.002cm solid #000000"/>
    </style:style>
    <style:style style:name="Taula4" style:family="table">
      <style:table-properties style:width="16.545cm" fo:margin-left="0.152cm" fo:margin-right="0.302cm" table:align="margins"/>
    </style:style>
    <style:style style:name="Taula4.A" style:family="table-column">
      <style:table-column-properties style:column-width="4.978cm" style:rel-column-width="19715*"/>
    </style:style>
    <style:style style:name="Taula4.B" style:family="table-column">
      <style:table-column-properties style:column-width="11.568cm" style:rel-column-width="45820*"/>
    </style:style>
    <style:style style:name="Taula4.A1" style:family="table-cell">
      <style:table-cell-properties fo:background-color="#b3b3b3" fo:padding="0.097cm" fo:border="0.002cm solid #000000">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4.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5" style:family="table">
      <style:table-properties style:width="16.545cm" fo:margin-left="0.152cm" fo:margin-right="0.302cm" table:align="margins"/>
    </style:style>
    <style:style style:name="Taula5.A" style:family="table-column">
      <style:table-column-properties style:column-width="4.978cm" style:rel-column-width="19715*"/>
    </style:style>
    <style:style style:name="Taula5.B" style:family="table-column">
      <style:table-column-properties style:column-width="11.568cm" style:rel-column-width="45820*"/>
    </style:style>
    <style:style style:name="Taula5.A1" style:family="table-cell">
      <style:table-cell-properties fo:background-color="#b3b3b3"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5.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_20_2">
      <style:text-properties fo:language="ca" fo:country="ES"/>
    </style:style>
    <style:style style:name="P2" style:family="paragraph" style:parent-style-name="Text_20_body">
      <style:paragraph-properties fo:text-align="justify" style:justify-single-word="false"/>
      <style:text-properties style:font-name="Arial" fo:language="ca" fo:country="ES"/>
    </style:style>
    <style:style style:name="P3" style:family="paragraph" style:parent-style-name="Heading_20_3">
      <style:paragraph-properties fo:text-align="center" style:justify-single-word="false"/>
      <style:text-properties style:font-name="Arial" fo:font-size="12pt" style:font-size-asian="12pt" style:font-size-complex="12pt"/>
    </style:style>
    <style:style style:name="P4" style:family="paragraph" style:parent-style-name="Text_20_body" style:list-style-name="L2">
      <style:text-properties style:font-name="Arial" fo:font-size="9pt" fo:language="ca" fo:country="ES" style:font-size-asian="9pt" style:font-size-complex="9pt"/>
    </style:style>
    <style:style style:name="P5" style:family="paragraph" style:parent-style-name="Text_20_body" style:list-style-name="L3">
      <style:text-properties style:font-name="Arial" fo:font-size="9pt" fo:language="ca" fo:country="ES" style:font-size-asian="9pt" style:font-size-complex="9pt"/>
    </style:style>
    <style:style style:name="P6" style:family="paragraph" style:parent-style-name="Text_20_body" style:list-style-name="L4">
      <style:text-properties style:font-name="Arial" fo:font-size="9pt" fo:language="ca" fo:country="ES" style:font-size-asian="9pt" style:font-size-complex="9pt"/>
    </style:style>
    <style:style style:name="P7" style:family="paragraph" style:parent-style-name="Text_20_body" style:list-style-name="L5">
      <style:text-properties style:font-name="Arial" fo:font-size="9pt" fo:language="ca" fo:country="ES" style:font-size-asian="9pt" style:font-size-complex="9pt"/>
    </style:style>
    <style:style style:name="P8" style:family="paragraph" style:parent-style-name="Heading_20_3">
      <style:text-properties fo:language="ca" fo:country="ES"/>
    </style:style>
    <style:style style:name="P9" style:family="paragraph" style:parent-style-name="Text_20_body">
      <style:text-properties fo:language="ca" fo:country="ES"/>
    </style:style>
    <style:style style:name="P10" style:family="paragraph" style:parent-style-name="Table_20_Heading">
      <style:paragraph-properties fo:text-align="start" style:justify-single-word="false"/>
      <style:text-properties fo:language="ca" fo:country="ES"/>
    </style:style>
    <style:style style:name="P11"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able_20_Contents">
      <style:paragraph-properties fo:line-height="150%" fo:text-align="justify" style:justify-single-word="false"/>
      <style:text-properties style:font-name="Arial" fo:font-size="9pt" fo:language="ca" fo:country="ES" fo:font-weight="bold" style:font-size-asian="9pt" style:font-weight-asian="bold" style:font-size-complex="9pt" style:font-weight-complex="bold"/>
    </style:style>
    <style:style style:name="P13" style:family="paragraph" style:parent-style-name="Table_20_Contents" style:list-style-name="L6">
      <style:paragraph-properties fo:line-height="150%" fo:text-align="justify" style:justify-single-word="false"/>
      <style:text-properties style:font-name="Arial" fo:font-size="9pt" fo:language="ca" fo:country="ES" style:font-size-asian="9pt" style:font-size-complex="9pt"/>
    </style:style>
    <style:style style:name="P14" style:family="paragraph" style:parent-style-name="Table_20_Contents" style:list-style-name="L7">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15"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6" style:family="paragraph" style:parent-style-name="Table_20_Contents" style:list-style-name="L8">
      <style:paragraph-properties fo:line-height="150%" fo:text-align="justify" style:justify-single-word="false"/>
      <style:text-properties style:font-name="Arial" fo:font-size="9pt" fo:language="ca" fo:country="ES" style:font-size-asian="9pt" style:font-size-complex="9pt"/>
    </style:style>
    <style:style style:name="P17" style:family="paragraph" style:parent-style-name="Table_20_Contents" style:list-style-name="L9">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18" style:family="paragraph" style:parent-style-name="Table_20_Contents" style:list-style-name="L10">
      <style:paragraph-properties fo:line-height="150%" fo:text-align="justify" style:justify-single-word="false"/>
      <style:text-properties style:font-name="Arial" fo:font-size="9pt" fo:language="ca" fo:country="ES" style:font-size-asian="9pt" style:font-size-complex="9pt"/>
    </style:style>
    <style:style style:name="P19" style:family="paragraph" style:parent-style-name="Table_20_Contents" style:list-style-name="L11">
      <style:paragraph-properties fo:line-height="150%" fo:text-align="justify" style:justify-single-word="false"/>
      <style:text-properties style:font-name="Arial" fo:font-size="9pt" fo:language="ca" fo:country="ES" style:font-size-asian="9pt" style:font-size-complex="9pt"/>
    </style:style>
    <style:style style:name="P20" style:family="paragraph" style:parent-style-name="Table_20_Heading">
      <style:paragraph-properties fo:text-align="start" style:justify-single-word="false"/>
    </style:style>
    <style:style style:name="P21" style:family="paragraph" style:parent-style-name="Table_20_Contents" style:list-style-name="L12">
      <style:paragraph-properties fo:line-height="150%" fo:text-align="justify" style:justify-single-word="false"/>
      <style:text-properties style:font-name="Arial" fo:font-size="9pt" fo:language="ca" fo:country="ES" style:font-size-asian="9pt" style:font-size-complex="9pt"/>
    </style:style>
    <style:style style:name="P22" style:family="paragraph" style:parent-style-name="Table_20_Contents" style:list-style-name="L13">
      <style:paragraph-properties fo:line-height="150%" fo:text-align="justify" style:justify-single-word="false"/>
      <style:text-properties style:font-name="Arial" fo:font-size="9pt" fo:language="ca" fo:country="ES" style:font-size-asian="9pt" style:font-size-complex="9pt"/>
    </style:style>
    <style:style style:name="P23" style:family="paragraph" style:parent-style-name="Table_20_Heading">
      <style:text-properties fo:language="ca" fo:country="ES"/>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6" style:family="paragraph" style:parent-style-name="Table_20_Contents">
      <style:paragraph-properties fo:text-align="center" style:justify-single-word="false"/>
      <style:text-properties fo:language="ca" fo:country="ES"/>
    </style:style>
    <style:style style:name="P27" style:family="paragraph" style:parent-style-name="Table_20_Contents" style:list-style-name="L14">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8"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29" style:family="paragraph" style:parent-style-name="Table_20_Contents" style:list-style-name="L15">
      <style:paragraph-properties fo:margin-left="0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30" style:family="paragraph" style:parent-style-name="Table_20_Contents" style:list-style-name="L1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31" style:family="paragraph" style:parent-style-name="Table_20_Contents" style:list-style-name="L1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32"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33" style:family="paragraph" style:parent-style-name="Table_20_Contents" style:list-style-name="L17">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4" style:family="paragraph" style:parent-style-name="Table_20_Contents">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35" style:family="paragraph" style:parent-style-name="Table_20_Contents">
      <style:paragraph-properties fo:line-height="150%" fo:text-align="center" style:justify-single-word="false"/>
    </style:style>
    <style:style style:name="P36" style:family="paragraph" style:parent-style-name="Table_20_Contents">
      <style:paragraph-properties fo:text-align="end" style:justify-single-word="false"/>
      <style:text-properties style:font-name="Arial" fo:font-weight="bold" style:font-weight-asian="bold" style:font-weight-complex="bold"/>
    </style:style>
    <style:style style:name="P37" style:family="paragraph" style:parent-style-name="Table_20_Contents">
      <style:paragraph-properties fo:text-align="center" style:justify-single-word="false"/>
      <style:text-properties fo:language="ca" fo:country="ES" fo:font-weight="bold" style:font-weight-asian="bold" style:font-weight-complex="bold"/>
    </style:style>
    <style:style style:name="P38"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39" style:family="paragraph" style:parent-style-name="Text_20_body" style:list-style-name="L18">
      <style:paragraph-properties fo:line-height="150%" fo:text-align="justify" style:justify-single-word="false"/>
      <style:text-properties style:font-name="Arial" fo:language="ca" fo:country="ES" fo:font-weight="bold" style:font-weight-asian="bold" style:font-weight-complex="bold"/>
    </style:style>
    <style:style style:name="P40" style:family="paragraph" style:parent-style-name="Text_20_body" style:list-style-name="L18">
      <style:paragraph-properties fo:line-height="150%" fo:text-align="justify" style:justify-single-word="false"/>
    </style:style>
    <style:style style:name="P41" style:family="paragraph" style:parent-style-name="Text_20_body" style:list-style-name="L19">
      <style:paragraph-properties fo:line-height="150%" fo:text-align="justify" style:justify-single-word="false"/>
      <style:text-properties style:font-name="Arial" fo:language="ca" fo:country="ES" fo:font-weight="normal" style:font-weight-asian="normal" style:font-weight-complex="normal"/>
    </style:style>
    <style:style style:name="P42" style:family="paragraph" style:parent-style-name="Heading_20_3">
      <style:paragraph-properties fo:line-height="150%"/>
      <style:text-properties fo:language="ca" fo:country="ES"/>
    </style:style>
    <style:style style:name="P43" style:family="paragraph" style:parent-style-name="Text_20_body">
      <style:paragraph-properties fo:line-height="150%"/>
      <style:text-properties fo:language="ca" fo:country="ES" fo:font-weight="bold" style:font-weight-asian="bold" style:font-weight-complex="bold"/>
    </style:style>
    <style:style style:name="P44" style:family="paragraph" style:parent-style-name="Text_20_body" style:list-style-name="L2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45" style:family="paragraph" style:parent-style-name="Text_20_body">
      <style:paragraph-properties fo:line-height="150%"/>
      <style:text-properties fo:font-weight="bold" style:font-weight-asian="bold" style:font-weight-complex="bold"/>
    </style:style>
    <style:style style:name="P46"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7"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48" style:family="paragraph" style:parent-style-name="Text_20_body" style:list-style-name="L21">
      <style:paragraph-properties fo:line-height="150%" fo:text-align="center" style:justify-single-word="false"/>
      <style:text-properties fo:language="ca" fo:country="ES" fo:font-weight="normal" fo:background-color="transparent" style:font-weight-asian="normal" style:font-weight-complex="normal"/>
    </style:style>
    <style:style style:name="P49" style:family="paragraph" style:parent-style-name="Text_20_body" style:list-style-name="L21">
      <style:paragraph-properties fo:line-height="150%" fo:text-align="center" style:justify-single-word="false"/>
      <style:text-properties style:font-name="Arial" fo:language="ca" fo:country="ES" fo:font-weight="normal" fo:background-color="transparent" style:font-weight-asian="normal" style:font-weight-complex="normal"/>
    </style:style>
    <style:style style:name="P50" style:family="paragraph" style:parent-style-name="Text_20_body">
      <style:paragraph-properties fo:line-height="150%" fo:text-align="start" style:justify-single-word="false" fo:break-before="page"/>
      <style:text-properties style:font-name="Arial" fo:language="ca" fo:country="ES" fo:font-weight="bold" fo:background-color="transparent" style:font-weight-asian="bold" style:font-weight-complex="bold"/>
    </style:style>
    <style:style style:name="P51" style:family="paragraph" style:parent-style-name="Table_20_Heading">
      <style:text-properties style:font-name="ARial" fo:language="ca" fo:country="ES"/>
    </style:style>
    <style:style style:name="P52" style:family="paragraph" style:parent-style-name="Table_20_Heading">
      <style:paragraph-properties fo:text-align="start" style:justify-single-word="false"/>
      <style:text-properties style:font-name="ARial" fo:language="ca" fo:country="ES"/>
    </style:style>
    <style:style style:name="P53" style:family="paragraph" style:parent-style-name="Table_20_Contents">
      <style:text-properties style:font-name="ARial" fo:language="ca" fo:country="ES"/>
    </style:style>
    <style:style style:name="P54" style:family="paragraph" style:parent-style-name="Table_20_Heading">
      <style:paragraph-properties fo:text-align="center" style:justify-single-word="false"/>
      <style:text-properties style:font-name="ARial" fo:language="ca" fo:country="ES"/>
    </style:style>
    <style:style style:name="P55" style:family="paragraph" style:parent-style-name="Table_20_Contents" style:list-style-name="L22">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57" style:family="paragraph" style:parent-style-name="Table_20_Heading" style:list-style-name="L2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58"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style:font-style-complex="italic" fo:hyphenate="false" fo:hyphenation-remain-char-count="2" fo:hyphenation-push-char-count="2"/>
    </style:style>
    <style:style style:name="P59" style:family="paragraph" style:parent-style-name="Table_20_Heading" style:list-style-name="L24">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0" style:family="paragraph" style:parent-style-name="Table_20_Heading" style:list-style-name="L23">
      <style:paragraph-properties fo:margin-left="-1.251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1" style:family="paragraph" style:parent-style-name="Table_20_Heading" style:list-style-name="L25">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2" style:family="paragraph" style:parent-style-name="Table_20_Heading" style:list-style-name="L26">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3" style:family="paragraph" style:parent-style-name="Standard">
      <style:paragraph-properties fo:break-before="page"/>
    </style:style>
    <style:style style:name="P64" style:family="paragraph" style:parent-style-name="Table_20_Heading" style:list-style-name="L27">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5" style:family="paragraph" style:parent-style-name="Table_20_Heading" style:list-style-name="L28">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66" style:family="paragraph" style:parent-style-name="Table_20_Heading" style:list-style-name="L27">
      <style:paragraph-properties fo:margin-left="-1.251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67" style:family="paragraph" style:parent-style-name="Table_20_Heading" style:list-style-name="L29">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68" style:family="paragraph" style:parent-style-name="Table_20_Heading" style:list-style-name="L30">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language="ca" fo:country="ES" fo:font-weight="normal" style:font-weight-asian="normal" style:font-weight-complex="normal"/>
    </style:style>
    <style:style style:name="T8" style:family="text">
      <style:text-properties style:font-name="Arial" fo:language="ca" fo:country="ES" fo:font-style="italic" fo:font-weight="normal" style:font-style-asian="italic" style:font-weight-asian="normal" style:font-style-complex="italic" style:font-weight-complex="normal"/>
    </style:style>
    <style:style style:name="T9" style:family="text">
      <style:text-properties style:font-name="Arial" fo:font-size="12pt" fo:language="ca" fo:country="ES" fo:font-weight="normal" style:font-size-asian="12pt" style:font-weight-asian="normal" style:font-size-complex="12pt" style:font-weight-complex="normal"/>
    </style:style>
    <style:style style:name="T10" style:family="text">
      <style:text-properties style:font-name="Arial" fo:font-weight="bold" style:font-weight-asian="bold" style:font-weight-complex="bold"/>
    </style:style>
    <style:style style:name="T11" style:family="text">
      <style:text-properties style:font-name="Ari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UNITAT DIDÀCTICA Nº 5. Avaluació de les prestacions d'una xarxa local. Monitorització de recursos. Gestió de la seguretat.</text:h>
      <text:p text:style-name="P2">En finalitzar aquesta unitat els alumnes han de ser capaços d'assolir el següents:</text:p>
      <table:table table:name="Taula1" table:style-name="Taula1">
        <table:table-column table:style-name="Taula1.A"/>
        <table:table-header-rows>
          <table:table-row table:style-name="Taula1.1">
            <table:table-cell table:style-name="Taula1.A1" office:value-type="string">
              <text:h text:style-name="P3" text:outline-level="3">Objectius terminals</text:h>
            </table:table-cell>
          </table:table-row>
        </table:table-header-rows>
        <table:table-row>
          <table:table-cell table:style-name="Taula1.A2" office:value-type="string">
            <text:list text:style-name="L2">
              <text:list-item>
                <text:p text:style-name="P4">Interpretar els procediments que garanteixen la seguretat, la integritat i la confidencialitat de la informació d'usuari en un sistema de xarxa.</text:p>
              </text:list-item>
            </text:list>
          </table:table-cell>
        </table:table-row>
        <table:table-row>
          <table:table-cell table:style-name="Taula1.A2" office:value-type="string">
            <text:list text:style-name="L3">
              <text:list-item>
                <text:p text:style-name="P5">Determinar en la instal·lació d'una xarxa les mesures de seguretat que s'han d'establir per garantir la integritat, la confidencialitat i la disponibilitat de la informació existent.</text:p>
              </text:list-item>
            </text:list>
          </table:table-cell>
        </table:table-row>
        <table:table-row>
          <table:table-cell table:style-name="Taula1.A2" office:value-type="string">
            <text:list text:style-name="L4">
              <text:list-item>
                <text:p text:style-name="P6">Dissenyar procediments que facilitin l'explotació dels recursos compartits de la xarxa i automatitzin les tasques d'administració de la xarxa.</text:p>
              </text:list-item>
            </text:list>
          </table:table-cell>
        </table:table-row>
        <table:table-row table:style-name="Taula1.5">
          <table:table-cell table:style-name="Taula1.A2" office:value-type="string">
            <text:list text:style-name="L5">
              <text:list-item>
                <text:p text:style-name="P7">Identificar per mitjà del programa de diagnosi, les causes de funcionament anòmal del sistema i les actuacions que se'n derivin.</text:p>
              </text:list-item>
            </text:list>
          </table:table-cell>
        </table:table-row>
        <table:table-row table:style-name="Taula1.5">
          <table:table-cell table:style-name="Taula1.A2" office:value-type="string">
            <text:list text:style-name="L5">
              <text:list-item text:start-value="1">
                <text:p text:style-name="P7">Definir els criteris i les mesures de caràcter preventiu que s'han d'aplicar per mantenir operatius els equips i el sistema de comunicació.</text:p>
              </text:list-item>
            </text:list>
          </table:table-cell>
        </table:table-row>
        <table:table-row table:style-name="Taula1.5">
          <table:table-cell table:style-name="Taula1.A2" office:value-type="string">
            <text:list text:style-name="L2">
              <text:list-item text:start-value="1">
                <text:p text:style-name="P4">Instal·lar el programari per a la prevenció d'errades que afectin a la integritat de les dades i a la lògica dels processos, segons les instruccions dels manuals.</text:p>
              </text:list-item>
            </text:list>
          </table:table-cell>
        </table:table-row>
      </table:table>
      <text:h text:style-name="P8" text:outline-level="3">Continguts</text:h>
      <text:p text:style-name="P9"/>
      <table:table table:name="Taula2" table:style-name="Taula2">
        <table:table-column table:style-name="Taula2.A"/>
        <table:table-header-rows>
          <table:table-row>
            <table:table-cell table:style-name="Taula2.A1" office:value-type="string">
              <text:p text:style-name="P10">Fets, conceptes i sistemes conceptuals</text:p>
            </table:table-cell>
          </table:table-row>
        </table:table-header-rows>
        <table:table-row>
          <table:table-cell table:style-name="Taula2.A2" office:value-type="string">
            <text:p text:style-name="P11">Bàsics:</text:p>
            <text:p text:style-name="P12">Monitorització</text:p>
            <text:list text:style-name="L6">
              <text:list-item>
                <text:p text:style-name="P13">Monitorització de la xarxa. Informació a monitoritzar (estàtica, dinàmica i estadística).</text:p>
              </text:list-item>
              <text:list-item>
                <text:p text:style-name="P13">Arquitectura del sistema de monitorització: indicadors del rendiment de la xarxa, funcions del monitor de rendiment.</text:p>
              </text:list-item>
              <text:list-item>
                <text:p text:style-name="P13">Aplicacions de gestió i monitorització de la xarxa. Monitorització de serveis.</text:p>
              </text:list-item>
              <text:list-item>
                <text:p text:style-name="P13">Gestió d'esdeveniments. Notificació i mesures automàtiques de control.</text:p>
              </text:list-item>
              <text:list-item>
                <text:p text:style-name="P13">L'estàndard SMNP.</text:p>
              </text:list-item>
              <text:list-item>
                <text:p text:style-name="P13">Eines de monitorització.</text:p>
              </text:list-item>
            </text:list>
            <text:p text:style-name="P12">Gestió de la seguretat</text:p>
            <text:list text:style-name="L7">
              <text:list-item>
                <text:p text:style-name="P14">Anàlisi de riscos i planificació del sistema de seguretat.</text:p>
              </text:list-item>
              <text:list-item>
                <text:p text:style-name="P14">Seguretat del maquinari.</text:p>
              </text:list-item>
              <text:list-item>
                <text:p text:style-name="P14">Gestió del control d'accessos. Perfils d'usuari. Eines de gestió.</text:p>
              </text:list-item>
              <text:list-item>
                <text:p text:style-name="P14">Protecció física del sistema (protecció elèctrica, accessos físics).</text:p>
              </text:list-item>
              <text:list-item>
                <text:p text:style-name="P14">La seguretat de la xarxa. Eines de gestió i serveis (firewalls, proxies, etc.)</text:p>
              </text:list-item>
              <text:list-item>
                <text:p text:style-name="P14">Autenticació i certificació: la criptografia, la signatura i els certificats electrònics, autenticació i protocols segurs.</text:p>
              </text:list-item>
              <text:list-item>
                <text:p text:style-name="P14">Lleis relacionades amb la seguretat. La LOPD i la LSSI.</text:p>
              </text:list-item>
            </text:list>
            <text:p text:style-name="P15">Complementaris:</text:p>
            <text:list text:style-name="L8">
              <text:list-item>
                <text:p text:style-name="P16">Especificacions de seguretat incloses en els manuals de la xarxa.</text:p>
              </text:list-item>
            </text:list>
          </table:table-cell>
        </table:table-row>
        <table:table-row>
          <table:table-cell table:style-name="Taula2.A3" office:value-type="string">
            <text:p text:style-name="P10">Procedimentals</text:p>
          </table:table-cell>
        </table:table-row>
        <table:table-row>
          <table:table-cell table:style-name="Taula2.A2" office:value-type="string">
            <text:p text:style-name="P11">Bàsics:</text:p>
            <text:p text:style-name="P12">Monitorització</text:p>
            <text:list text:style-name="L9">
              <text:list-item>
                <text:p text:style-name="P17">Descriure els sistemes de gestió de xarxa: configuració d'un sistema gestor de xarxa, arquitectura del programari de gestió de la xarxa, gestió distribuïda i proxies.</text:p>
              </text:list-item>
              <text:list-item>
                <text:p text:style-name="P17">Descriure els tipus d'informació que un monitor de xarxa hauria de considerar.</text:p>
              </text:list-item>
              <text:list-item>
                <text:p text:style-name="P17">Descriure els elements que formen part d'una arquitectura de monitorització.</text:p>
              </text:list-item>
              <text:list-item>
                <text:p text:style-name="P17">Descriure les tècniques de mostratge i notificació d'esdeveniments.</text:p>
              </text:list-item>
              <text:list-item>
                <text:p text:style-name="P17">Descriure els components que intervenen en la monitorització del rendiment i de fallada.</text:p>
              </text:list-item>
              <text:list-item>
                <text:p text:style-name="P17">Descriure les característiques i funcions bàsiques de SMNP.</text:p>
              </text:list-item>
            </text:list>
            <text:p text:style-name="P12">Gestió de la seguretat</text:p>
            <text:list text:style-name="L10">
              <text:list-item>
                <text:p text:style-name="P18">Especificar els riscos què es troben sotmesos els diferents components integrants d'un sistema de xarxa.</text:p>
              </text:list-item>
              <text:list-item>
                <text:p text:style-name="P18">Classificar i avaluar les tècniques, mitjans i utilitats de xarxa conduents a la consecució <text:s/>d'un sistema de seguretat òptim tant per als mitjans maquinari com per als programari.</text:p>
              </text:list-item>
              <text:list-item>
                <text:p text:style-name="P18">Planificar un sistema de seguretat aplicant les tècniques de protecció més adequades conforme a l'anàlisi dels riscos realitzats prèviament.</text:p>
              </text:list-item>
              <text:list-item>
                <text:p text:style-name="P18">Descriure la protecció del sistema i definir la seguretat de la xarxa.</text:p>
              </text:list-item>
              <text:list-item>
                <text:p text:style-name="P18">Explicar el modes d'autenticació i certificació</text:p>
              </text:list-item>
            </text:list>
            <text:p text:style-name="P11">Complementaris:</text:p>
            <text:list text:style-name="L11">
              <text:list-item>
                <text:p text:style-name="P19">Descriure eines de monitorització així com els conceptes de la teoria de cues i d'anàlisi estadística.</text:p>
              </text:list-item>
              <text:list-item>
                <text:p text:style-name="P19">Manejar i interpretar les especificacions de seguretat incloses en els manuals de la xarxa.</text:p>
              </text:list-item>
            </text:list>
          </table:table-cell>
        </table:table-row>
        <table:table-row>
          <table:table-cell table:style-name="Taula2.A3" office:value-type="string">
            <text:p text:style-name="P20">Actitudinals</text:p>
          </table:table-cell>
        </table:table-row>
        <table:table-row>
          <table:table-cell table:style-name="Taula2.A2" office:value-type="string">
            <text:list text:style-name="L12">
              <text:list-item>
                <text:p text:style-name="P21">Valorar la importància d'un bon maneig de la xarxa, ja que a causa del creixement de les xarxes, que són cada cop més importants per les empreses i les organitzacions, hi ha més coses que poden fallar inutilitzant la xarxa o part d'ella. Per estalviar en costos de gestió de la xarxa, s'utilitzen eines estàndard que funcionin sobre una gran varietat d'equipament.</text:p>
              </text:list-item>
              <text:list-item>
                <text:p text:style-name="P21">Valorar la importància de la seguretat de les xarxes, per evitar accessos indeguts, que un usuari utilitzi un recurs al qual no estigui autoritzat, evitar intrusions a llocs de sistemes de fitxers no autoritzats, etc.</text:p>
              </text:list-item>
            </text:list>
            <text:list text:style-name="L13">
              <text:list-item>
                <text:p text:style-name="P22">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8" text:outline-level="3">Metodologia</text:h>
      <text:p text:style-name="Text_20_body"/>
      <table:table table:name="Taula3" table:style-name="Taula3">
        <table:table-column table:style-name="Taula3.A"/>
        <table:table-column table:style-name="Taula3.B"/>
        <table:table-column table:style-name="Taula3.C"/>
        <table:table-header-rows>
          <table:table-row>
            <table:table-cell table:style-name="Taula3.A1" office:value-type="string">
              <text:p text:style-name="P23">Sessió</text:p>
            </table:table-cell>
            <table:table-cell table:style-name="Taula3.A1" office:value-type="string">
              <text:p text:style-name="P23">Activitats d'ensenyament-aprenentatge</text:p>
            </table:table-cell>
            <table:table-cell table:style-name="Taula3.C1" office:value-type="string">
              <text:p text:style-name="P23">Temps</text:p>
            </table:table-cell>
          </table:table-row>
        </table:table-header-rows>
        <table:table-row>
          <table:table-cell table:style-name="Taula3.A2" office:value-type="string">
            <text:p text:style-name="P24">1</text:p>
          </table:table-cell>
          <table:table-cell table:style-name="Taula3.B2" office:value-type="string">
            <text:p text:style-name="P15">NA 1. Activitats de presentació-motivació</text:p>
            <text:p text:style-name="P25">A través d'una exposició oral i amb l'ajuda d'unes transparències en format digital, transmetre la importància d'un bon maneig de la xarxa i de la seguretat, per evitar accessos indeguts, que un usuari utilitzi un recurs al qual no estigui autoritzat, evitar intrusions a llocs de sistemes de fitxers no autoritzats, etc.</text:p>
          </table:table-cell>
          <table:table-cell table:style-name="Taula3.C2" office:value-type="string">
            <text:p text:style-name="P26">30 min.</text:p>
          </table:table-cell>
        </table:table-row>
        <table:table-row>
          <table:table-cell table:style-name="Taula3.A2" office:value-type="string">
            <text:p text:style-name="P24">1</text:p>
          </table:table-cell>
          <table:table-cell table:style-name="Taula3.B2" office:value-type="string">
            <text:p text:style-name="P15">NA 2. Activitats de coneixements previs</text:p>
            <text:p text:style-name="P25">Mitjançant una activitat de grup realitzaré preguntes obertes a la classe, amb l'objectiu d'esbrinar el nivell de coneixement que tenen els alumnes sobre l'avaluació i gestió de la seguretat de les xarxes d'àrea local, així com si coneixen els termes hacker, cracker, etc.</text:p>
          </table:table-cell>
          <table:table-cell table:style-name="Taula3.C2" office:value-type="string">
            <text:p text:style-name="P26">30 min.</text:p>
          </table:table-cell>
        </table:table-row>
        <table:table-row>
          <table:table-cell table:style-name="Taula3.B2" office:value-type="string">
            <text:p text:style-name="P24"/>
            <text:p text:style-name="P24"/>
            <text:p text:style-name="P24"/>
            <text:p text:style-name="P24"/>
            <text:p text:style-name="P24"/>
            <text:p text:style-name="P24"/>
            <text:p text:style-name="P24"/>
            <text:p text:style-name="P24"/>
            <text:p text:style-name="P24">1, 2, 3, 4, 5, 6, 7, 8, 9, 10</text:p>
            <text:p text:style-name="P24"/>
            <text:p text:style-name="P24"/>
            <text:p text:style-name="P24"/>
            <text:p text:style-name="P24"/>
            <text:p text:style-name="P24"/>
            <text:p text:style-name="P24"/>
            <text:p text:style-name="P24"/>
            <text:p text:style-name="P24"/>
            <text:p text:style-name="P24"/>
            <text:p text:style-name="P24"/>
            <text:p text:style-name="P24"><text:s text:c="4"/>3 </text:p>
            <text:p text:style-name="P24"/>
            <text:p text:style-name="P24"/>
            <text:p text:style-name="P24"/>
            <text:p text:style-name="P24"/>
            <text:p text:style-name="P24"/>
            <text:p text:style-name="P24"/>
            <text:p text:style-name="P24"/>
            <text:p text:style-name="P24"/>
            <text:p text:style-name="P24">2, 3, 4, 5, 6, 7, 8, 9, 10, 11</text:p>
          </table:table-cell>
          <table:table-cell table:style-name="Taula3.B2" office:value-type="string">
            <text:p text:style-name="P15">NA 3. Activitats de desenvolupament de continguts</text:p>
            <text:p text:style-name="P25">Explicació oral amb el suport de documentació en forma de transparències digitals de:</text:p>
            <text:list text:style-name="L14">
              <text:list-item>
                <text:p text:style-name="P27"><text:span text:style-name="T1">NA 3.1 </text:span>Informació a monitoritzar: estàtica, dinàmica i estadística.</text:p>
              </text:list-item>
              <text:list-item>
                <text:p text:style-name="P27"><text:span text:style-name="T1">NA 3.2 </text:span>Arquitectura del sistema de monitorització: indicadors del rendiment de la xarxa, funcions de monitor de rendiment.</text:p>
              </text:list-item>
              <text:list-item>
                <text:p text:style-name="P27"><text:span text:style-name="T1">NA 3.3 </text:span>Mostratge i notificació d'esdeveniments.</text:p>
              </text:list-item>
              <text:list-item>
                <text:p text:style-name="P27"><text:span text:style-name="T1">NA 3.4 </text:span>Monitorització del rendiment i de fallada: problemes i funcions del monitor de fallada, i l'estàndard SMNP.</text:p>
              </text:list-item>
              <text:list-item>
                <text:p text:style-name="P27"><text:span text:style-name="T1">NA 3.5 </text:span>Anàlisi de riscos i planificació de sistemes de seguretat,</text:p>
              </text:list-item>
              <text:list-item>
                <text:p text:style-name="P27"><text:span text:style-name="T1">NA 3.6 </text:span>Seguretat del maquinari.</text:p>
              </text:list-item>
              <text:list-item>
                <text:p text:style-name="P27"><text:span text:style-name="T1">NA 3.7 </text:span>Accessos a seguretat de volums, directoris i fitxers.</text:p>
              </text:list-item>
              <text:list-item>
                <text:p text:style-name="P27"><text:span text:style-name="T1">NA 3.8 </text:span>Deshabilitació de comptes.</text:p>
              </text:list-item>
              <text:list-item>
                <text:p text:style-name="P27"><text:span text:style-name="T1">NA 3.9 </text:span>Protecció d'accessos i protecció del sistema: protecció elèctrica, contra virus, contra accessos indeguts, protecció de les dades, etc.</text:p>
              </text:list-item>
              <text:list-item>
                <text:p text:style-name="P27"><text:span text:style-name="T1">NA 3.10 </text:span>La seguretat de la xarxa.</text:p>
              </text:list-item>
              <text:list-item>
                <text:p text:style-name="P27"><text:span text:style-name="T1">NA 3.11 </text:span>Autenticació i certificació: la criptogràfica, la signatura electrònica, autenticació i protocols segurs.</text:p>
              </text:list-item>
            </text:list>
            <text:p text:style-name="P28">Mitjançant la tècnica de <text:span text:style-name="T2">brainstroming:</text:span></text:p>
            <text:list text:style-name="L15">
              <text:list-item>
                <text:p text:style-name="P29"><text:span text:style-name="T1">NA 4 </text:span>Descriurem tots junts a la pissarra les tècniques, mitjans i utilitats de xarxa per obtenir un sistema de seguretat i monitorització de la xarxa d'àrea local. Definir els recursos que caldria monitoritzar.</text:p>
              </text:list-item>
            </text:list>
            <text:list text:style-name="L16">
              <text:list-item>
                <text:p text:style-name="P30">Per parelles realitzaran les següents activitats:</text:p>
              </text:list-item>
              <text:list-item>
                <text:p text:style-name="P31"><text:span text:style-name="T1">NA 5.1 </text:span>Realitzar un quadre descriptiu amb els elements que componen la gestió de les xarxes (comptabilitat, configuració, rendiment i seguretat).</text:p>
              </text:list-item>
              <text:list-item>
                <text:p text:style-name="P31"><text:span text:style-name="T1">NA 5.2 </text:span>Realitzarem una sèrie d'exercicis pràctics en que s'utilitzaran les eines de monitorització com Nagios o Munin.</text:p>
              </text:list-item>
              <text:list-item>
                <text:p text:style-name="P31"><text:span text:style-name="T1">NA 5.3 </text:span>Realitzar un quadre amb els recursos a compartir de la xarxa i que implicarien una major inseguretat en el cas de no ser controlats.</text:p>
              </text:list-item>
              <text:list-item>
                <text:p text:style-name="P31"><text:span text:style-name="T1">NA 5.4 </text:span>Proposar diversos sistemes de seguretat (Firewalls, proxyes, protocols segurs de comunicació com SSH, HTTPS) i instalar-los a la xarxa local existent.</text:p>
              </text:list-item>
              <text:list-item>
                <text:p text:style-name="P31"><text:span text:style-name="T1">NA 5.5 <text:s/></text:span>Elaborar un pla de còpies de seguretat i de revisió de virus conforme a una sèrie de normes proposades.</text:p>
              </text:list-item>
              <text:list-item>
                <text:p text:style-name="P31"><text:span text:style-name="T1">NA 5.6 </text:span>Comprovarem l'ús de les certificacions digitals i dels diferents tipus d'autenticacions com per exemple el sistema de claus públiques/privades.</text:p>
              </text:list-item>
              <text:list-item>
                <text:p text:style-name="P31"><text:span text:style-name="T1">NA 5.7 </text:span>Comprovar que els equips estan lliures d'infeccions mitjançant l'ús d'antivirus i detectors de troians.</text:p>
              </text:list-item>
            </text:list>
          </table:table-cell>
          <table:table-cell table:style-name="Taula3.C4" office:value-type="string">
            <text:p text:style-name="P26"/>
            <text:p text:style-name="P26"/>
            <text:p text:style-name="P26"/>
            <text:p text:style-name="P26"/>
            <text:p text:style-name="P26"/>
            <text:p text:style-name="P26"/>
            <text:p text:style-name="P26"/>
            <text:p text:style-name="P26"/>
            <text:p text:style-name="P26"/>
            <text:p text:style-name="P26">50 min./ sessió</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60 min.</text:p>
            <text:p text:style-name="P26"/>
            <text:p text:style-name="P26"/>
            <text:p text:style-name="P26"/>
            <text:p text:style-name="P26"/>
            <text:p text:style-name="P26"/>
            <text:p text:style-name="P26"/>
            <text:p text:style-name="P26"/>
            <text:p text:style-name="P26"/>
            <text:p text:style-name="P26"/>
            <text:p text:style-name="P26">60 min./ sessió</text:p>
            <text:p text:style-name="P26"/>
            <text:p text:style-name="P26"/>
            <text:p text:style-name="P26"/>
            <text:p text:style-name="P26"/>
            <text:p text:style-name="P26"/>
            <text:p text:style-name="P26"/>
          </table:table-cell>
        </table:table-row>
        <table:table-row>
          <table:table-cell table:style-name="Taula3.B2" office:value-type="string">
            <text:p text:style-name="P24"/>
            <text:p text:style-name="P24"/>
            <text:p text:style-name="P24">11</text:p>
          </table:table-cell>
          <table:table-cell table:style-name="Taula3.B2" office:value-type="string">
            <text:p text:style-name="P32">Activitats de reforç</text:p>
            <text:list text:style-name="L17">
              <text:list-item>
                <text:p text:style-name="P33"><text:span text:style-name="T3">NA 6.1</text:span><text:span text:style-name="T4"> </text:span>Realitzar un taula d'utilitats i comandaments accessibles tant per a l'administrador del sistema com per als usuaris, establint en cada cas les possibilitats i limitacions existents a cadascun d'ells.</text:p>
              </text:list-item>
              <text:list-item>
                <text:p text:style-name="P33"><text:span text:style-name="T3">NA 6.2</text:span><text:span text:style-name="T4"> </text:span>Realitzar un estudi de dos casos per al disseny de xarxes, en una petita empresa i en una empresa mitjana.</text:p>
              </text:list-item>
            </text:list>
            <text:p text:style-name="P34"/>
          </table:table-cell>
          <table:table-cell table:style-name="Taula3.C4" office:value-type="string">
            <text:p text:style-name="P26"/>
            <text:p text:style-name="P26"/>
            <text:p text:style-name="P26">65 min. / sessió</text:p>
          </table:table-cell>
        </table:table-row>
        <table:table-row>
          <table:table-cell table:style-name="Taula3.A2" office:value-type="string">
            <text:p text:style-name="P35"/>
            <text:p text:style-name="P35">12</text:p>
          </table:table-cell>
          <table:table-cell table:style-name="Taula3.B2" office:value-type="string">
            <text:p text:style-name="P15">Activitats d'avaluació</text:p>
            <text:p text:style-name="P25">L'observació i seguiment mitjançant la fitxa de registre (vegeu l'Annex) dels exercicis realitzats a classe.</text:p>
            <text:p text:style-name="P25"><text:span text:style-name="T3">NA 7</text:span><text:span text:style-name="T4"> </text:span><text:span text:style-name="T5">Prova objectiva escrita</text:span> de 20 preguntes curtes sobre els continguts conceptuals i procedimentals de la unitat. L'observació i seguiment dels exercicis realitzats a classe.</text:p>
          </table:table-cell>
          <table:table-cell table:style-name="Taula3.C2" office:value-type="string">
            <text:p text:style-name="P26"/>
            <text:p text:style-name="P26">100 min.</text:p>
          </table:table-cell>
        </table:table-row>
        <table:table-row>
          <table:table-cell table:style-name="Taula3.A2" table:number-columns-spanned="2" office:value-type="string">
            <text:p text:style-name="P36">Total hores:</text:p>
          </table:table-cell>
          <table:covered-table-cell/>
          <table:table-cell table:style-name="Taula3.C2" office:value-type="string">
            <text:p text:style-name="P37">30h</text:p>
          </table:table-cell>
        </table:table-row>
      </table:table>
      <text:p text:style-name="P38"/>
      <text:p text:style-name="P38">Segons el quadre d'activitats proposat s'empren els següents:</text:p>
      <text:list text:style-name="L18">
        <text:list-item>
          <text:p text:style-name="P39">Espais: <text:span text:style-name="T6">les activitats es desenvoluparan a l'aula d'informàtica.</text:span></text:p>
        </text:list-item>
        <text:list-item>
          <text:p text:style-name="P39">Agrupaments: <text:span text:style-name="T6">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9">Recursos:</text:p>
          <text:list>
            <text:list-item>
              <text:p text:style-name="P40"><text:span text:style-name="T7">El llibre de text </text:span><text:span text:style-name="T8">Xarxes d'àrea local</text:span><text:span text:style-name="T7"> de McGraw Hill. Equips informàtics i transparències.</text:span><text:span text:style-name="T9"> 3 vídeos explicatius dels temes de la unitat.</text:span></text:p>
            </text:list-item>
          </text:list>
        </text:list-item>
      </text:list>
      <text:list text:style-name="L19">
        <text:list-item>
          <text:p text:style-name="P41">Una sèrie d'adreces web (vegeu l'annex), que contenen informació sobre els continguts tractats en la unitat. </text:p>
        </text:list-item>
        <text:list-item>
          <text:p text:style-name="P41">Sistema operatiu GNU/Linux. Distribució <text:span text:style-name="T5">SkoleLinux</text:span> i les utilitats de monitorització i control de xarxa que proporciona (<text:span text:style-name="T5">Nagios</text:span>, <text:span text:style-name="T5">Munin</text:span>).</text:p>
        </text:list-item>
      </text:list>
      <text:h text:style-name="P42" text:outline-level="3">Avaluació</text:h>
      <text:p text:style-name="P43">CRITERIS D'AVALUACIÓ</text:p>
      <text:list text:style-name="L20">
        <text:list-item>
          <text:p text:style-name="P44">Descriure un procediment general d'anàlisi i detecció de les causes de fallada en la xarxa</text:p>
        </text:list-item>
        <text:list-item>
          <text:p text:style-name="P44">Explicar la fallada més comuna d'una xarxa els els símptomes que presenta.</text:p>
        </text:list-item>
        <text:list-item>
          <text:p text:style-name="P44">Descriure procediments de diagnostic i comprovació d'equips i mitjans físics, els útils necessaris i les mesures de seguretat físiques i de la inforamació</text:p>
        </text:list-item>
        <text:list-item>
          <text:p text:style-name="P44">Explicar les operacions de manteniment preventiu d'un equip o mitjà de transmissió.</text:p>
        </text:list-item>
      </text:list>
      <text:p text:style-name="P45">INSTRUMENTS I PROCEDIMENTS D'AVALUACIÓ</text:p>
      <text:p text:style-name="P46">Mitjançant una prova objectiva escrita que consta de 30 preguntes curtes on s'avaluen els continguts conceptuals i procedimentals.</text:p>
      <text:p text:style-name="P46">Mitjançant la fitxa de registre (veure l'Annex 1), avaluaré els continguts actitudinals: motivació i interès per la matèria, participació, observació d'activitats i assistència.</text:p>
      <text:p text:style-name="P47">CRITERIS DE QUALIFICACIÓ</text:p>
      <text:p text:style-name="P46">La nota d'aquesta unitat didàctica s'obté de la nota ponderada de les notes obtingudes en la prova objectiva i de les observacions anotades a la fitxa de registre, puntuant de 0 a 10 punts. El percentatge assignat a cadascuna de les parts serà:</text:p>
      <text:list text:style-name="L21">
        <text:list-item>
          <text:p text:style-name="P48"><text:span text:style-name="T10">25 % continguts conceptuals (suport), 60% procedimentals (organitzadors) i 15% actitudinals</text:span><text:span text:style-name="T11"> </text:span></text:p>
          <text:p text:style-name="P49"/>
        </text:list-item>
      </text:list>
      <text:p text:style-name="P50">ACTIVITATS</text:p>
      <table:table table:name="Taula4" table:style-name="Taula4">
        <table:table-column table:style-name="Taula4.A"/>
        <table:table-column table:style-name="Taula4.B"/>
        <table:table-row>
          <table:table-cell table:style-name="Taula4.A1" table:number-columns-spanned="2" office:value-type="string">
            <text:p text:style-name="P51">FITXA NUCLI D'ACTIVITAT UD5 / NA 5.2 / 01</text:p>
            <text:p text:style-name="P51">Exercicis amb Nagios</text:p>
          </table:table-cell>
          <table:covered-table-cell/>
        </table:table-row>
        <table:table-row>
          <table:table-cell table:style-name="Taula4.A2" office:value-type="string">
            <text:p text:style-name="P52">Identificador de l'activitat:</text:p>
          </table:table-cell>
          <table:table-cell table:style-name="Taula4.B2" office:value-type="string">
            <text:p text:style-name="P52">UD5 / NA 5.2 /01</text:p>
          </table:table-cell>
        </table:table-row>
        <table:table-row>
          <table:table-cell table:style-name="Taula4.A2" office:value-type="string">
            <text:p text:style-name="P52">Durada:</text:p>
          </table:table-cell>
          <table:table-cell table:style-name="Taula4.B2" office:value-type="string">
            <text:p text:style-name="P53"><text:s/>50 min.</text:p>
          </table:table-cell>
        </table:table-row>
        <table:table-row>
          <table:table-cell table:style-name="Taula4.A4" table:number-columns-spanned="2" office:value-type="string">
            <text:p text:style-name="P54">Definició de l'activitat</text:p>
          </table:table-cell>
          <table:covered-table-cell/>
        </table:table-row>
        <table:table-row>
          <table:table-cell table:style-name="Taula4.A5" table:number-columns-spanned="2" office:value-type="string">
            <text:list text:style-name="L22">
              <text:list-item>
                <text:p text:style-name="P55">Realització d'uns exercicis pràctics amb el suport de transparències, de la wiki (wikimedia) i de la intranet Moodle sobre l'ús i configuració de l'eina de monitorització Nagios.</text:p>
              </text:list-item>
            </text:list>
          </table:table-cell>
          <table:covered-table-cell/>
        </table:table-row>
        <table:table-row>
          <table:table-cell table:style-name="Taula4.A4" table:number-columns-spanned="2" office:value-type="string">
            <text:p text:style-name="P56">Objectius que l’alumnat ha d’assolir</text:p>
          </table:table-cell>
          <table:covered-table-cell/>
        </table:table-row>
        <table:table-row>
          <table:table-cell table:style-name="Taula4.A5" table:number-columns-spanned="2" office:value-type="string">
            <text:list text:style-name="L23">
              <text:list-item>
                <text:p text:style-name="P57">Conèixer i instal·lar els paquet de monitorització nagios.</text:p>
              </text:list-item>
              <text:list-item>
                <text:p text:style-name="P57">Entendre els conceptes de monitorització de serveis de xarxa i monitorització de recursos.</text:p>
              </text:list-item>
              <text:list-item>
                <text:p text:style-name="P57">Saber configurar nagios per tal de monitoritzar tant serveis de xarxa com recursos de sistema.</text:p>
              </text:list-item>
              <text:list-item>
                <text:p text:style-name="P57">Realitzar correctament una sèrie d'exercicis pràctics segons el guió de la wiki.</text:p>
              </text:list-item>
              <text:list-item>
                <text:p text:style-name="P57">Resoldre els exercicis i comprovació de resultats i/o errades. </text:p>
              </text:list-item>
            </text:list>
          </table:table-cell>
          <table:covered-table-cell/>
        </table:table-row>
        <table:table-row>
          <table:table-cell table:style-name="Taula4.A4" table:number-columns-spanned="2" office:value-type="string">
            <text:p text:style-name="P58">Organitzadors previs</text:p>
          </table:table-cell>
          <table:covered-table-cell/>
        </table:table-row>
        <table:table-row>
          <table:table-cell table:style-name="Taula4.A5" table:number-columns-spanned="2" office:value-type="string">
            <text:list text:style-name="L24">
              <text:list-item>
                <text:p text:style-name="P59">Administració de Debian en línia de comandes (sistemes operatius multiusuari)</text:p>
              </text:list-item>
            </text:list>
          </table:table-cell>
          <table:covered-table-cell/>
        </table:table-row>
        <table:table-row>
          <table:table-cell table:style-name="Taula4.A4" table:number-columns-spanned="2" office:value-type="string">
            <text:p text:style-name="P54">Continguts a desenvolupar</text:p>
          </table:table-cell>
          <table:covered-table-cell/>
        </table:table-row>
        <table:table-row>
          <table:table-cell table:style-name="Taula4.A5" table:number-columns-spanned="2" office:value-type="string">
            <text:list text:style-name="L23">
              <text:list-item>
                <text:p text:style-name="P57">Descarregar i instal·lar els paquet de monitorització nagios. Tipus d'instal·lacions.</text:p>
              </text:list-item>
              <text:list-item>
                <text:p text:style-name="P57">Explicar les característiques bàsiques de nagios.</text:p>
              </text:list-item>
              <text:list-item>
                <text:p text:style-name="P57">Configurar nagios. Els fitxers de configuració de la carpeta /etc/nagios:</text:p>
                <text:list>
                  <text:list-item>
                    <text:p text:style-name="P57">hosts.cfg</text:p>
                  </text:list-item>
                  <text:list-item>
                    <text:p text:style-name="P57">services.cfg</text:p>
                  </text:list-item>
                  <text:list-item>
                    <text:p text:style-name="P57">contacts.cfg</text:p>
                  </text:list-item>
                  <text:list-item>
                    <text:p text:style-name="P57">contactgroupes.cfg</text:p>
                  </text:list-item>
                  <text:list-item>
                    <text:p text:style-name="P57">resources.cfg</text:p>
                    <text:list>
                      <text:list-item>
                        <text:p text:style-name="P60">Interfície web de nagios </text:p>
                      </text:list-item>
                    </text:list>
                  </text:list-item>
                </text:list>
              </text:list-item>
              <text:list-item>
                <text:p text:style-name="P57">Realitzar una sèrie d'exercicis pràctics segons el guió de la wiki.</text:p>
              </text:list-item>
              <text:list-item>
                <text:p text:style-name="P57">Comprovació de resultats. Esdeveniments amb nagios.</text:p>
              </text:list-item>
              <text:list-item>
                <text:p text:style-name="P57">Plugins amb nagios.</text:p>
              </text:list-item>
            </text:list>
          </table:table-cell>
          <table:covered-table-cell/>
        </table:table-row>
        <table:table-row>
          <table:table-cell table:style-name="Taula4.A4" table:number-columns-spanned="2" office:value-type="string">
            <text:p text:style-name="P54">Desenvolupament de l'activitat</text:p>
          </table:table-cell>
          <table:covered-table-cell/>
        </table:table-row>
        <table:table-row>
          <table:table-cell table:style-name="Taula4.A5" table:number-columns-spanned="2" office:value-type="string">
            <text:list text:style-name="L25">
              <text:list-item>
                <text:p text:style-name="P61">Pràctica guiada de realització d'exercicis.</text:p>
              </text:list-item>
            </text:list>
          </table:table-cell>
          <table:covered-table-cell/>
        </table:table-row>
        <table:table-row>
          <table:table-cell table:style-name="Taula4.A4" table:number-columns-spanned="2" office:value-type="string">
            <text:p text:style-name="P54">Recursos</text:p>
          </table:table-cell>
          <table:covered-table-cell/>
        </table:table-row>
        <table:table-row>
          <table:table-cell table:style-name="Taula4.A5" table:number-columns-spanned="2" office:value-type="string">
            <text:list text:style-name="L26">
              <text:list-item>
                <text:p text:style-name="P62">Ordinadors connectats amb xarxa d'àrea local i connexió a Internet.</text:p>
              </text:list-item>
              <text:list-item>
                <text:p text:style-name="P62">Transparències que els alumnes poden descarregar-se de la Intranet</text:p>
              </text:list-item>
            </text:list>
          </table:table-cell>
          <table:covered-table-cell/>
        </table:table-row>
        <table:table-row>
          <table:table-cell table:style-name="Taula4.A4" table:number-columns-spanned="2" office:value-type="string">
            <text:p text:style-name="P54">Avaluació</text:p>
          </table:table-cell>
          <table:covered-table-cell/>
        </table:table-row>
        <table:table-row>
          <table:table-cell table:style-name="Taula4.A5" table:number-columns-spanned="2" office:value-type="string">
            <text:p text:style-name="P46">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P63"/>
      <table:table table:name="Taula5" table:style-name="Taula5">
        <table:table-column table:style-name="Taula5.A"/>
        <table:table-column table:style-name="Taula5.B"/>
        <table:table-row>
          <table:table-cell table:style-name="Taula5.A1" table:number-columns-spanned="2" office:value-type="string">
            <text:p text:style-name="P51">FITXA NUCLI D'ACTIVITAT UD5 / NA 5.2 / 02</text:p>
            <text:p text:style-name="P51">Exercicis amb Munin</text:p>
          </table:table-cell>
          <table:covered-table-cell/>
        </table:table-row>
        <table:table-row>
          <table:table-cell table:style-name="Taula5.A2" office:value-type="string">
            <text:p text:style-name="P52">Identificador de l'activitat:</text:p>
          </table:table-cell>
          <table:table-cell table:style-name="Taula5.B2" office:value-type="string">
            <text:p text:style-name="P52">UD5 / NA 5.2 /02</text:p>
          </table:table-cell>
        </table:table-row>
        <table:table-row>
          <table:table-cell table:style-name="Taula5.A2" office:value-type="string">
            <text:p text:style-name="P52">Durada:</text:p>
          </table:table-cell>
          <table:table-cell table:style-name="Taula5.B2" office:value-type="string">
            <text:p text:style-name="P53"><text:s/>30 min.</text:p>
          </table:table-cell>
        </table:table-row>
        <table:table-row>
          <table:table-cell table:style-name="Taula5.A4" table:number-columns-spanned="2" office:value-type="string">
            <text:p text:style-name="P54">Definició de l'activitat</text:p>
          </table:table-cell>
          <table:covered-table-cell/>
        </table:table-row>
        <table:table-row>
          <table:table-cell table:style-name="Taula5.A5" table:number-columns-spanned="2" office:value-type="string">
            <text:list text:style-name="L22">
              <text:list-item>
                <text:p text:style-name="P55">Realització d'uns exercicis pràctics amb el suport de transparències, de la wiki (wikimedia) i de la intranet Moodle sobre l'ús i configuració de l'eina de monitorització de recursos Munin.</text:p>
              </text:list-item>
            </text:list>
          </table:table-cell>
          <table:covered-table-cell/>
        </table:table-row>
        <table:table-row>
          <table:table-cell table:style-name="Taula5.A4" table:number-columns-spanned="2" office:value-type="string">
            <text:p text:style-name="P56">Objectius que l’alumnat ha d’assolir</text:p>
          </table:table-cell>
          <table:covered-table-cell/>
        </table:table-row>
        <table:table-row>
          <table:table-cell table:style-name="Taula5.A5" table:number-columns-spanned="2" office:value-type="string">
            <text:list text:style-name="L27">
              <text:list-item>
                <text:p text:style-name="P64">Conèixer i instal·lar els paquet de monitorització munin.</text:p>
              </text:list-item>
              <text:list-item>
                <text:p text:style-name="P64">Entendre els conceptes de monitorització de recursos.</text:p>
              </text:list-item>
              <text:list-item>
                <text:p text:style-name="P64">Saber configurar Munin per tal de monitoritzar els recursos d'un sistema concret o d'una xarxa.</text:p>
              </text:list-item>
              <text:list-item>
                <text:p text:style-name="P64">Realitzar correctament una sèrie d'exercicis pràctics segons el guió de la wiki.</text:p>
              </text:list-item>
              <text:list-item>
                <text:p text:style-name="P64">Resoldre els exercicis i comprovació de resultats i/o errades. </text:p>
              </text:list-item>
            </text:list>
          </table:table-cell>
          <table:covered-table-cell/>
        </table:table-row>
        <table:table-row>
          <table:table-cell table:style-name="Taula5.A4" table:number-columns-spanned="2" office:value-type="string">
            <text:p text:style-name="P58">Organitzadors previs</text:p>
          </table:table-cell>
          <table:covered-table-cell/>
        </table:table-row>
        <table:table-row>
          <table:table-cell table:style-name="Taula5.A5" table:number-columns-spanned="2" office:value-type="string">
            <text:list text:style-name="L28">
              <text:list-item>
                <text:p text:style-name="P65">Administració de Debian en línia de comandes (sistemes operatius multiusuari)</text:p>
              </text:list-item>
            </text:list>
          </table:table-cell>
          <table:covered-table-cell/>
        </table:table-row>
        <table:table-row>
          <table:table-cell table:style-name="Taula5.A4" table:number-columns-spanned="2" office:value-type="string">
            <text:p text:style-name="P54">Continguts a desenvolupar</text:p>
          </table:table-cell>
          <table:covered-table-cell/>
        </table:table-row>
        <table:table-row>
          <table:table-cell table:style-name="Taula5.A5" table:number-columns-spanned="2" office:value-type="string">
            <text:list text:style-name="L27">
              <text:list-item>
                <text:p text:style-name="P64">Descarregar i instal·lar els paquet de monitorització Munin. Tipus d'instal·lacions.</text:p>
              </text:list-item>
              <text:list-item>
                <text:p text:style-name="P64">Arquitectura client/servidor. Munin Node</text:p>
              </text:list-item>
              <text:list-item>
                <text:p text:style-name="P64">Explicar les característiques bàsiques de Munin.</text:p>
              </text:list-item>
              <text:list-item>
                <text:p text:style-name="P64">Configurar Munin. Els fitxers de configuració.</text:p>
                <text:list>
                  <text:list-item>
                    <text:list>
                      <text:list-item>
                        <text:p text:style-name="P66">Interfície web de Munin </text:p>
                      </text:list-item>
                    </text:list>
                  </text:list-item>
                </text:list>
              </text:list-item>
              <text:list-item>
                <text:p text:style-name="P64">Realitzar una sèrie d'exercicis pràctics segons el guió de la wiki.</text:p>
              </text:list-item>
              <text:list-item>
                <text:p text:style-name="P64">Comprovació de resultats.</text:p>
              </text:list-item>
              <text:list-item>
                <text:p text:style-name="P64">Configuració de monitorització de recursos remots. Munin-node.</text:p>
              </text:list-item>
            </text:list>
          </table:table-cell>
          <table:covered-table-cell/>
        </table:table-row>
        <table:table-row>
          <table:table-cell table:style-name="Taula5.A4" table:number-columns-spanned="2" office:value-type="string">
            <text:p text:style-name="P54">Desenvolupament de l'activitat</text:p>
          </table:table-cell>
          <table:covered-table-cell/>
        </table:table-row>
        <table:table-row>
          <table:table-cell table:style-name="Taula5.A5" table:number-columns-spanned="2" office:value-type="string">
            <text:list text:style-name="L29">
              <text:list-item>
                <text:p text:style-name="P67">Pràctica guiada de realització d'exercicis.</text:p>
              </text:list-item>
            </text:list>
          </table:table-cell>
          <table:covered-table-cell/>
        </table:table-row>
        <table:table-row>
          <table:table-cell table:style-name="Taula5.A4" table:number-columns-spanned="2" office:value-type="string">
            <text:p text:style-name="P54">Recursos</text:p>
          </table:table-cell>
          <table:covered-table-cell/>
        </table:table-row>
        <table:table-row>
          <table:table-cell table:style-name="Taula5.A5" table:number-columns-spanned="2" office:value-type="string">
            <text:list text:style-name="L30">
              <text:list-item>
                <text:p text:style-name="P68">Ordinadors connectats amb xarxa d'àrea local i connexió a Internet.</text:p>
              </text:list-item>
              <text:list-item>
                <text:p text:style-name="P68">Transparències que els alumnes poden descarregar-se de la Intranet</text:p>
              </text:list-item>
            </text:list>
          </table:table-cell>
          <table:covered-table-cell/>
        </table:table-row>
        <table:table-row>
          <table:table-cell table:style-name="Taula5.A4" table:number-columns-spanned="2" office:value-type="string">
            <text:p text:style-name="P54">Avaluació</text:p>
          </table:table-cell>
          <table:covered-table-cell/>
        </table:table-row>
        <table:table-row>
          <table:table-cell table:style-name="Taula5.A5" table:number-columns-spanned="2" office:value-type="string">
            <text:p text:style-name="P46">Mitjançant la fitxa de registre (veure l'Annex 1), avaluaré els continguts actitudinals: motivació i interès per la matèria, participació i assistència, així com l'observació de la realització de les <text:s/>activitats proposades.</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1" svg:font-family="Arial" style:font-pitch="variable"/>
    <style:font-face style:name="DejaVu Sans" svg:font-family="'DejaVu 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1" style:font-size-asian="14pt" style:font-weight-asian="bold" style:font-name-complex="Arial1"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2T20:44:04</meta:creation-date>
    <dc:creator>sergi</dc:creator>
    <dc:date>2006-06-24T03:54:45</dc:date>
    <dc:language>ca-ES</dc:language>
    <meta:editing-cycles>13</meta:editing-cycles>
    <meta:editing-duration>PT1H17M7S</meta:editing-duration>
    <meta:user-defined meta:name="Info 1"/>
    <meta:user-defined meta:name="Info 2"/>
    <meta:user-defined meta:name="Info 3"/>
    <meta:user-defined meta:name="Info 4"/>
    <meta:document-statistic meta:table-count="5" meta:image-count="0" meta:object-count="0" meta:page-count="9" meta:paragraph-count="192" meta:word-count="2054" meta:character-count="13764"/>
  </office:meta>
</office:document-meta>
</file>